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Trebuchet MS" svg:font-family="'Trebuchet MS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variant="normal" fo:text-transform="none" fo:color="#005e85" style:text-line-through-style="none" style:text-line-through-type="none" style:font-name="Trebuchet MS" fo:font-size="20pt" fo:language="ca" fo:country="ES" fo:font-style="normal" style:text-underline-style="none" fo:font-weight="bold" style:text-blinking="false" fo:background-color="transparent"/>
    </style:style>
    <style:style style:name="P2" style:family="paragraph" style:parent-style-name="Standard">
      <style:paragraph-properties fo:text-align="end" style:justify-single-word="false"/>
      <style:text-properties fo:font-variant="normal" fo:text-transform="none" fo:color="#000000" style:text-line-through-style="none" style:text-line-through-type="none" style:font-name="Trebuchet MS" fo:font-size="14pt" fo:language="ca" fo:country="ES" fo:font-style="normal" style:text-underline-style="none" fo:font-weight="normal" officeooo:rsid="0019d2b2" officeooo:paragraph-rsid="0019d2b2" style:text-blinking="false" fo:background-color="transparent" style:font-size-asian="14pt" style:font-weight-asian="normal" style:font-size-complex="14pt" style:font-weight-complex="normal"/>
    </style:style>
    <style:style style:name="P3" style:family="paragraph" style:parent-style-name="Standard">
      <style:text-properties fo:language="ca" fo:country="ES"/>
    </style:style>
    <style:style style:name="P4" style:family="paragraph" style:parent-style-name="Text_20_body">
      <style:text-properties fo:font-variant="normal" fo:text-transform="none" fo:color="#000000" style:text-line-through-style="none" style:text-line-through-type="none" style:font-name="Trebuchet MS" fo:font-size="10pt" fo:language="ca" fo:country="ES" fo:font-style="normal" style:text-underline-style="none" fo:font-weight="normal" officeooo:rsid="0018afa3" officeooo:paragraph-rsid="0018afa3" style:text-blinking="false" fo:background-color="transparent"/>
    </style:style>
    <style:style style:name="P5" style:family="paragraph" style:parent-style-name="Text_20_body">
      <style:text-properties fo:language="ca" fo:country="ES"/>
    </style:style>
    <style:style style:name="P6" style:family="paragraph" style:parent-style-name="Text_20_body" style:list-style-name="L1">
      <style:text-properties fo:language="ca" fo:country="ES" officeooo:rsid="0013a93c" officeooo:paragraph-rsid="0013a93c"/>
    </style:style>
    <style:style style:name="P7" style:family="paragraph" style:parent-style-name="Text_20_body" style:list-style-name="L1">
      <style:text-properties fo:language="ca" fo:country="ES" officeooo:rsid="00144a79" officeooo:paragraph-rsid="00144a79"/>
    </style:style>
    <style:style style:name="P8" style:family="paragraph" style:parent-style-name="Text_20_body" style:list-style-name="L1">
      <style:text-properties fo:language="ca" fo:country="ES" officeooo:rsid="00158e84" officeooo:paragraph-rsid="00158e84"/>
    </style:style>
    <style:style style:name="P9" style:family="paragraph" style:parent-style-name="Text_20_body" style:list-style-name="L1">
      <style:text-properties fo:language="ca" fo:country="ES" officeooo:rsid="0017da5a" officeooo:paragraph-rsid="0017da5a"/>
    </style:style>
    <style:style style:name="T1" style:family="text">
      <style:text-properties officeooo:rsid="0013a93c"/>
    </style:style>
    <style:style style:name="T2" style:family="text">
      <style:text-properties officeooo:rsid="00144a79"/>
    </style:style>
    <style:style style:name="T3" style:family="text">
      <style:text-properties officeooo:rsid="00158e84"/>
    </style:style>
    <style:style style:name="T4" style:family="text">
      <style:text-properties officeooo:rsid="0018afa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Oriol Bassols</text:p>
      <text:p text:style-name="P1"/>
      <text:p text:style-name="P1"><text:bookmark text:name="docs-internal-guid-4c1ee4bf-7fff-dd6b-f51d-cfb2ab327424"/>Definició del servei web</text:p>
      <text:p text:style-name="P3"/>
      <text:p text:style-name="P3"/>
      <text:p text:style-name="P4">El principal usuari de la web és el client interessat en navegar per descobrir o adquirir llibres de la nostre llibreria.</text:p>
      <text:p text:style-name="P5"><text:line-break/><text:span text:style-name="T1">Funcionalitats:</text:span></text:p>
      <text:list xml:id="list3524248589" text:style-name="L1">
        <text:list-item>
          <text:p text:style-name="P6">Permetre que els usuaris es registrin i creïn un compte personal, en el qual poden introduir i modificar les seves dades personals, indicar les seves preferències de lectura i vincular un sistema de pagament. També permet accedir a la llista de llibres desitjats i eliminar alguna entrada si es precís.</text:p>
        </text:list-item>
        <text:list-item>
          <text:p text:style-name="P6">Utilitzar el buscador per a cercar algun llibre <text:span text:style-name="T2">que tingui una coincidència amb la paraula usada.</text:span></text:p>
        </text:list-item>
        <text:list-item>
          <text:p text:style-name="P7">Veure <text:span text:style-name="T3">les novetats i successos anunciats o promocionats per la llibreria.</text:span></text:p>
        </text:list-item>
        <text:list-item>
          <text:p text:style-name="P8">Explorar el catàleg de llibres de la llibreria per categories de temàtica i autor.</text:p>
        </text:list-item>
        <text:list-item>
          <text:p text:style-name="P8">Reservar o adquirir si així ho desitja l’usuari qualsevol llibre en estoc. També poden afegir-los a la llista de desitjats per, en cas de que estigui esgotat, poder rebre una notificació per correu electrònic en quan tornin a haver estocs. </text:p>
        </text:list-item>
        <text:list-item>
          <text:p text:style-name="P9">Per a cada llibre adquirit, l’usuari pot puntuar-lo i escriure un <text:span text:style-name="T4">ressenya.</text:span> La mitjana de les valoracions dels usuaris apareix al costat del preu del llibre i els comentaris en una secció inferior per sota de la descripció del llibre. </text:p>
        </text:list-item>
        <text:list-item>
          <text:p text:style-name="P8">Veure la ubicació física de la llibreria en un mapa interactiu i els seus horaris d’atenció al client.</text:p>
          <text:p text:style-name="P8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Trebuchet MS" svg:font-family="'Trebuchet MS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2T09:21:51.312339336</meta:creation-date>
    <dc:date>2019-05-22T10:33:20.520011612</dc:date>
    <meta:editing-duration>PT49M10S</meta:editing-duration>
    <meta:editing-cycles>6</meta:editing-cycles>
    <meta:generator>LibreOffice/6.0.7.3$Linux_X86_64 LibreOffice_project/00m0$Build-3</meta:generator>
    <meta:document-statistic meta:table-count="0" meta:image-count="0" meta:object-count="0" meta:page-count="1" meta:paragraph-count="12" meta:word-count="225" meta:character-count="1313" meta:non-whitespace-character-count="1104"/>
  </office:meta>
</office:document-meta>
</file>